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686cm" fo:min-width="5.842cm" draw:shadow-opacity="10%"/>
    </style:style>
    <style:style style:name="gr2" style:family="graphic" style:parent-style-name="standard">
      <style:graphic-properties draw:fill="solid" draw:fill-color="#99ccff" draw:opacity="10%" draw:textarea-horizontal-align="justify" draw:textarea-vertical-align="middle" draw:auto-grow-height="false" fo:min-height="6.686cm" fo:min-width="5.842cm" draw:shadow-opacity="10%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1.044cm" fo:min-width="2.548cm"/>
    </style:style>
    <style:style style:name="gr4" style:family="graphic" style:parent-style-name="standard">
      <style:graphic-properties draw:fill="solid" draw:fill-color="#ff950e" draw:textarea-horizontal-align="justify" draw:textarea-vertical-align="middle" draw:auto-grow-height="false" fo:min-height="1.02cm" fo:min-width="2.548cm"/>
    </style:style>
    <style:style style:name="gr5" style:family="graphic" style:parent-style-name="standard">
      <style:graphic-properties draw:stroke="dash" draw:stroke-dash="Fine_20_Dashed" svg:stroke-color="#3465a4" draw:fill="solid" draw:fill-color="#99ccff" draw:textarea-horizontal-align="justify" draw:textarea-vertical-align="middle" draw:auto-grow-height="false" fo:min-height="0.483cm" fo:min-width="0.2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483cm" fo:min-width="0.22cm"/>
    </style:style>
    <style:style style:name="gr7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draw:stroke="dash" draw:stroke-dash="Fine_20_Dashed" svg:stroke-color="#000000" draw:marker-end="Triangle_20_unfilled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Symmetric_20_Arrow" draw:marker-end="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2.3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</style:style>
    <style:style style:name="gr17" style:family="graphic" style:parent-style-name="objectwithoutfill">
      <style:graphic-properties svg:stroke-color="#000000" draw:marker-start="Symmetric_20_Arrow" draw:fill="none" draw:textarea-vertical-align="middle"/>
    </style:style>
    <style:style style:name="P1" style:family="paragraph">
      <loext:graphic-properties draw:fill="solid" draw:fill-color="#ff950e" draw:opacity="10%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99ccff" draw:opacity="10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2cm" svg:height="6.936cm" svg:x="10.314cm" svg:y="7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42cm" svg:height="6.936cm" svg:x="2.888cm" svg:y="5.4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048cm" svg:height="1.294cm" svg:x="4.542cm" svg:y="10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048cm" svg:height="1.27cm" svg:x="11.988cm" svg:y="1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1.016cm" svg:height="1.035cm" svg:x="7.893cm" svg:y="8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" draw:id="id7" draw:layer="layout" svg:width="1.016cm" svg:height="1.035cm" svg:x="5.547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1.016cm" svg:height="1.035cm" svg:x="5.547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1.016cm" svg:height="1.016cm" svg:x="12.993cm" svg:y="1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1.016cm" svg:height="1.016cm" svg:x="12.993cm" svg:y="10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" draw:id="id5" draw:layer="layout" svg:width="1.016cm" svg:height="1.016cm" svg:x="12.993cm" svg:y="8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lines" svg:x1="8.909cm" svg:y1="8.812cm" svg:x2="12.993cm" svg:y2="10.534cm" draw:start-shape="id1" draw:start-glue-point="10" draw:end-shape="id2" draw:end-glue-point="6" svg:d="M8909 8812h501l3082 1722h501" svg:viewBox="0 0 4085 1723">
          <text:p/>
        </draw:connector>
        <draw:connector draw:style-name="gr10" draw:text-style-name="P5" draw:layer="layout" draw:type="lines" svg:x1="13.501cm" svg:y1="12.542cm" svg:x2="13.512cm" svg:y2="13.091cm" draw:start-shape="id3" draw:start-glue-point="8" draw:end-shape="id4" draw:end-glue-point="0" svg:d="M13501 12542v501l11-453v501" svg:viewBox="0 0 12 550">
          <text:p/>
        </draw:connector>
        <draw:connector draw:style-name="gr10" draw:text-style-name="P5" draw:layer="layout" draw:type="lines" svg:x1="13.501cm" svg:y1="11.042cm" svg:x2="13.501cm" svg:y2="11.526cm" draw:start-shape="id2" draw:start-glue-point="8" draw:end-shape="id3" draw:end-glue-point="4" svg:d="M13501 11042v501-518 501" svg:viewBox="0 0 1 519">
          <text:p/>
        </draw:connector>
        <draw:connector draw:style-name="gr10" draw:text-style-name="P5" draw:layer="layout" draw:type="lines" svg:x1="13.501cm" svg:y1="9.542cm" svg:x2="13.501cm" svg:y2="10.026cm" draw:start-shape="id5" draw:start-glue-point="8" draw:end-shape="id2" draw:end-glue-point="4" svg:d="M13501 9542v501-518 501" svg:viewBox="0 0 1 519">
          <text:p/>
        </draw:connector>
        <draw:connector draw:style-name="gr10" draw:text-style-name="P5" draw:layer="layout" draw:type="line" svg:x1="6.055cm" svg:y1="7.173cm" svg:x2="6.055cm" svg:y2="7.666cm" draw:start-shape="id6" draw:start-glue-point="8" draw:end-shape="id7" draw:end-glue-point="4" svg:d="M6055 7173v493" svg:viewBox="0 0 1 494">
          <text:p/>
        </draw:connector>
        <draw:frame draw:style-name="gr11" draw:text-style-name="P6" draw:layer="layout" svg:width="2.881cm" svg:height="0.657cm" svg:x="4.63cm" svg:y="11.082cm">
          <draw:text-box>
            <text:p><text:span text:style-name="T1">main scheduler</text:span></text:p>
          </draw:text-box>
        </draw:frame>
        <draw:frame draw:style-name="gr12" draw:text-style-name="P6" draw:layer="layout" svg:width="2.026cm" svg:height="1.039cm" svg:x="12.499cm" svg:y="13.226cm">
          <draw:text-box>
            <text:p><text:span text:style-name="T1">alternate</text:span></text:p>
            <text:p><text:span text:style-name="T1">scheduler</text:span></text:p>
          </draw:text-box>
        </draw:frame>
        <draw:frame draw:style-name="gr13" draw:text-style-name="P8" draw:layer="layout" svg:width="2.678cm" svg:height="1.199cm" svg:x="10.304cm" svg:y="7.748cm">
          <draw:text-box>
            <text:p text:style-name="P7"><text:span text:style-name="T2">out-of-band</text:span></text:p>
            <text:p text:style-name="P7"><text:span text:style-name="T2">runqueue</text:span></text:p>
          </draw:text-box>
        </draw:frame>
        <draw:frame draw:style-name="gr14" draw:text-style-name="P8" draw:layer="layout" svg:width="2.301cm" svg:height="1.199cm" svg:x="2.867cm" svg:y="5.472cm">
          <draw:text-box>
            <text:p text:style-name="P7"><text:span text:style-name="T2">in-band</text:span></text:p>
            <text:p text:style-name="P7"><text:span text:style-name="T2">runqueue</text:span></text:p>
          </draw:text-box>
        </draw:frame>
        <draw:frame draw:style-name="gr15" draw:text-style-name="P6" draw:layer="layout" svg:width="3.622cm" svg:height="0.569cm" draw:transform="rotate (1.5707963267949) translate (7.217cm 10.61cm)">
          <draw:text-box>
            <text:p><text:span text:style-name="T3">TASK_INTERRUPTIBLE</text:span></text:p>
          </draw:text-box>
        </draw:frame>
        <draw:frame draw:style-name="gr16" draw:text-style-name="P9" draw:layer="layout" svg:width="1.81cm" svg:height="0.569cm" svg:x="14.037cm" svg:y="10.28cm">
          <draw:text-box>
            <text:p><text:span text:style-name="T3">T_READY</text:span></text:p>
          </draw:text-box>
        </draw:frame>
        <draw:connector draw:style-name="gr17" draw:text-style-name="P10" draw:layer="layout" draw:type="curve" svg:x1="6.055cm" svg:y1="8.701cm" svg:x2="6.066cm" svg:y2="10.765cm" draw:start-shape="id7" draw:start-glue-point="8" draw:end-shape="id8" draw:end-glue-point="0" svg:d="M6055 8701c0 1548 11 516 11 2064" svg:viewBox="0 0 12 2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24T16:11:32.835531711</meta:creation-date>
    <meta:generator>LibreOffice/6.1.5.2$Linux_X86_64 LibreOffice_project/10$Build-2</meta:generator>
    <dc:date>2019-03-24T16:30:43.288108537</dc:date>
    <dc:creator>Philippe GERUM</dc:creator>
    <meta:editing-duration>PT19M2S</meta:editing-duration>
    <meta:editing-cycles>17</meta:editing-cycles>
    <meta:document-statistic meta:object-count="22"/>
  </office:meta>
</office:document-meta>
</file>